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Liberation Sans1" svg:font-family="'Liberation Sans'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8.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stroke="none" draw:fill="none" fo:min-height="15.713cm"/>
    </style:style>
    <style:style style:name="gr9" style:family="graphic" style:parent-style-name="standard">
      <style:graphic-properties draw:stroke="none" draw:fill="none" fo:min-height="16.695cm"/>
    </style:style>
    <style:style style:name="pr1" style:family="presentation" style:parent-style-name="Basic-title">
      <style:graphic-properties draw:auto-grow-height="true" fo:min-height="1.81cm"/>
    </style:style>
    <style:style style:name="pr2" style:family="presentation" style:parent-style-name="Basic-outline1">
      <style:graphic-properties fo:min-height="11.929cm"/>
    </style:style>
    <style:style style:name="pr3" style:family="presentation" style:parent-style-name="Basic-notes">
      <style:graphic-properties draw:fill-color="#ffffff" fo:min-height="13.364cm"/>
    </style:style>
    <style:style style:name="pr4" style:family="presentation" style:parent-style-name="Basic-title">
      <style:graphic-properties fo:min-height="3.506cm"/>
    </style:style>
    <style:style style:name="pr5" style:family="presentation" style:parent-style-name="Basic-notes">
      <style:graphic-properties draw:fill-color="#ffffff" draw:auto-grow-height="true" fo:min-height="13.364cm"/>
    </style:style>
    <style:style style:name="pr6" style:family="presentation" style:parent-style-name="Basic-title">
      <style:graphic-properties fo:min-height="1.8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color="#004586" style:font-name="Courier 10 Pitch5"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style:font-name="Courier 10 Pitch5" fo:font-size="24pt" style:font-size-asian="18pt" style:font-size-complex="18pt"/>
    </style:style>
    <style:style style:name="P6" style:family="paragraph">
      <loext:graphic-properties draw:fill="none" draw:fill-color="#ffffff"/>
      <style:text-properties fo:color="#004586" style:font-name="Courier 10 Pitch5" fo:font-size="2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style:font-name="Courier 10 Pitch5" fo:font-size="24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004586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3333" fo:font-size="20pt" style:font-size-asian="20pt" style:font-size-complex="20pt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4586" style:font-name="Courier 10 Pitch5" fo:font-size="16pt" style:font-size-asian="16pt" style:font-size-complex="16pt"/>
    </style:style>
    <style:style style:name="T7" style:family="text">
      <style:text-properties style:font-name="Courier 10 Pitch5" fo:font-size="24pt" style:font-size-asian="18pt" style:font-size-complex="18pt"/>
    </style:style>
    <style:style style:name="T8" style:family="text">
      <style:text-properties fo:color="#800000" style:font-name="Courier 10 Pitch5" fo:font-size="24pt" style:font-size-asian="18pt" style:font-size-complex="18pt"/>
    </style:style>
    <style:style style:name="T9" style:family="text">
      <style:text-properties fo:color="#000000" style:font-name="Courier 10 Pitch5" fo:font-size="24pt" style:font-size-asian="18pt" style:font-size-complex="18pt"/>
    </style:style>
    <style:style style:name="T10" style:family="text">
      <style:text-properties fo:color="#579d1c" style:font-name="Courier 10 Pitch5" fo:font-size="24pt" style:font-size-asian="18pt" style:font-size-complex="18pt"/>
    </style:style>
    <style:style style:name="T11" style:family="text">
      <style:text-properties fo:color="#004586" style:font-name="Courier 10 Pitch5" fo:font-size="24pt" style:font-size-asian="18pt" style:font-size-complex="18pt"/>
    </style:style>
    <style:style style:name="T12" style:family="text">
      <style:text-properties fo:color="#ff3333" style:font-name="Courier 10 Pitch5" fo:font-size="20pt" style:font-size-asian="20pt" style:font-size-complex="20pt"/>
    </style:style>
    <style:style style:name="T13" style:family="text">
      <style:text-properties style:font-name="Courier 10 Pitch5" fo:font-size="20pt" style:font-size-asian="20pt" style:font-size-complex="20pt"/>
    </style:style>
    <style:style style:name="T14" style:family="text">
      <style:text-properties fo:color="#579d1c" style:font-name="Courier 10 Pitch5" fo:font-size="20pt" style:font-size-asian="20pt" style:font-size-complex="20pt"/>
    </style:style>
    <style:style style:name="T15" style:family="text">
      <style:text-properties fo:color="#004586" style:font-name="Courier 10 Pitch5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Source code</text:p>
          </draw:text-box>
        </draw:frame>
        <draw:frame presentation:style-name="pr2" draw:layer="layout" svg:width="27.2cm" svg:height="15.086cm" svg:x="0.6cm" svg:y="4.914cm" presentation:class="outline" presentation:user-transformed="true">
          <draw:text-box>
            <text:list text:style-name="L2">
              <text:list-item>
                <text:p><text:span text:style-name="T1">Test source code available at </text:span></text:p>
                <text:p>/work/clas12/mesonex/rhipo3.tar.gz</text:p>
              </text:list-item>
              <text:list-item>
                <text:p><text:span text:style-name="T1">Requirements:</text:span></text:p>
                <text:list>
                  <text:list-item>
                    <text:p>ROOT version 6, </text:p>
                  </text:list-item>
                  <text:list-item>
                    <text:p>your own copy of the rhipo3 directory</text:p>
                  </text:list-item>
                  <text:list-item>
                    <text:p>Copy of hipo libcpp source code </text:p>
                    <text:list>
                      <text:list-item>
                        <text:p><text:span text:style-name="T2">Currently a copy exists in /work/clas12/mesonex/libcpp3.tar.gz</text:span></text:p>
                      </text:list-item>
                    </text:list>
                  </text:list-item>
                  <text:list-item>
                    <text:p>ROOT will compile at runtime if required</text:p>
                  </text:list-item>
                  <text:list-item>
                    <text:p>Enviroment set as per rhipo/SetEnv.csh</text:p>
                    <text:list>
                      <text:list-item>
                        <text:p><text:span text:style-name="T2">setenv CHIPO /my_path/libcpp</text:span></text:p>
                      </text:list-item>
                      <text:list-item>
                        <text:p><text:span text:style-name="T2">setenv RHIPO /my_path/rhipo3</text:span></text:p>
                      </text:list-item>
                      <text:list-item>
                        <text:p><text:span text:style-name="T2">setenv LD_LIBRARY_PATH "$LD_LIBRARY_PATH":/work/clas12/mesonex/lz4-1.7.5/lib</text:span></text:p>
                      </text:list-item>
                      <text:list-item>
                        <text:p><text:span text:style-name="T2">setenv LZ4_h /work/clas12/mesonex/lz4-1.7.5/lib</text:span></text:p>
                      </text:list-item>
                      <text:list-item>
                        <text:p><text:span text:style-name="T2">alias hipo2root root -l $RHIPO/Hipo2Root.C </text:span></text:p>
                      </text:list-item>
                      <text:list-item>
                        <text:p><text:span text:style-name="T2">alias allhipo2root root -l $RHIPO/Hipo2Root.C $RHIPO/ConvertAll.C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Example CLAS12 Hipo Bank</text:p>
          </draw:text-box>
        </draw:frame>
        <draw:frame presentation:style-name="pr2" draw:text-style-name="P2" draw:layer="layout" svg:width="26.8cm" svg:height="15.086cm" svg:x="0.8cm" svg:y="4.914cm" presentation:class="outline" presentation:user-transformed="true">
          <draw:text-box>
            <text:list text:style-name="L2">
              <text:list-item>
                <text:p><text:span text:style-name="T3">Bank definitions given $CLARA_HOME/plugins/clas12/etc/bankdefs/hipo/ <text:s text:c="5"/></text:span></text:p>
              </text:list-item>
              <text:list-item>
                <text:p><text:span text:style-name="T3">Example bank structure :</text:span></text:p>
                <text:p><text:span text:style-name="T4">"bank": "RECHB::Particle",</text:span></text:p>
                <text:p><text:span text:style-name="T4"><text:s text:c="5"/></text:span><text:span text:style-name="T4">"group": 22,</text:span></text:p>
                <text:p><text:span text:style-name="T4"><text:s text:c="5"/></text:span><text:span text:style-name="T4">"info": "Reconstructed Particle Information",</text:span></text:p>
                <text:p><text:span text:style-name="T4"><text:s text:c="5"/></text:span><text:span text:style-name="T4">"items": [</text:span></text:p>
                <text:p><text:span text:style-name="T4"><text:s text:c="7"/></text:span><text:span text:style-name="T4">{"name":"pid", "id":1, "type":"int32", "info":"particle id in LUND conventions"},</text:span></text:p>
                <text:p><text:span text:style-name="T4"><text:s text:c="7"/></text:span><text:span text:style-name="T4">{"name":"px", <text:s/>"id":2, "type":"float", "info":"x component of the momentum"},</text:span></text:p>
                <text:p><text:span text:style-name="T4"><text:s text:c="7"/></text:span><text:span text:style-name="T4">{"name":"py", <text:s/>"id":3, "type":"float", "info":"y component of the momentum"},</text:span></text:p>
                <text:p><text:span text:style-name="T4"><text:s text:c="7"/></text:span><text:span text:style-name="T4">{"name":"pz", <text:s/>"id":4, "type":"float", "info":"z component of </text:span></text:p>
              </text:list-item>
              <text:list-item>
                <text:p><text:span text:style-name="T3">For example Hipo.ConfigBank("RECHB::Particle"); will save all items in this bank to branches </text:span><text:span text:style-name="T5">(vectors of ints or floats)</text:span><text:span text:style-name="T3"> in a ROOT tree.</text:span></text:p>
              </text:list-item>
              <text:list-item>
                <text:p><text:span text:style-name="T3">For example Hipo.ConfigBank("REC"); will save all items of all branches that include the string REC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25.199cm" svg:height="12.179cm" svg:x="1.401cm" svg:y="4.915cm">
          <draw:text-box>
            <text:p/>
          </draw:text-box>
        </draw:frame>
        <draw:frame draw:style-name="gr3" draw:text-style-name="P3" draw:layer="layout" svg:width="27cm" svg:height="16.6cm" svg:x="0.6cm" svg:y="3cm">
          <draw:text-box>
            <text:p/>
          </draw:text-box>
        </draw:frame>
        <draw:frame draw:style-name="gr4" draw:text-style-name="P4" draw:layer="layout" svg:width="8.63cm" svg:height="1.563cm" svg:x="14.2cm" svg:y="6cm">
          <draw:text-box>
            <text:p><text:span text:style-name="T6">Used to get correct bank</text:span></text:p>
            <text:p><text:span text:style-name="T6">From hipo::event</text:span></text:p>
          </draw:text-box>
        </draw:frame>
        <draw:line draw:style-name="gr5" draw:text-style-name="P5" draw:layer="layout" svg:x1="15.4cm" svg:y1="7.4cm" svg:x2="7.8cm" svg:y2="8.4cm">
          <text:p/>
        </draw:line>
        <draw:frame draw:style-name="gr6" draw:text-style-name="P6" draw:layer="layout" svg:width="10cm" svg:height="1.563cm" svg:x="16.6cm" svg:y="9.437cm">
          <draw:text-box>
            <text:p><text:span text:style-name="T6">Used to get correct item from hipo::event group</text:span></text:p>
          </draw:text-box>
        </draw:frame>
        <draw:line draw:style-name="gr5" draw:text-style-name="P5" draw:layer="layout" svg:x1="16.8cm" svg:y1="10.2cm" svg:x2="11.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Hipo libcpp (Gagik)</text:p>
          </draw:text-box>
        </draw:frame>
        <draw:frame presentation:style-name="pr2" draw:layer="layout" svg:width="25.199cm" svg:height="16.4cm" svg:x="1.4cm" svg:y="3.2cm" presentation:class="outline" presentation:user-transformed="true">
          <draw:text-box>
            <text:list text:style-name="L2">
              <text:list-header>
                <text:p><text:span text:style-name="T1">Naive summary :</text:span></text:p>
              </text:list-header>
              <text:list-item>
                <text:p><text:span text:style-name="T1">Standalone c interface to hipo files</text:span></text:p>
              </text:list-item>
              <text:list-item>
                <text:p><text:span text:style-name="T1">Based on 3 classes</text:span></text:p>
                <text:list>
                  <text:list-item>
                    <text:p>reader</text:p>
                    <text:list>
                      <text:list-item>
                        <text:p><text:span text:style-name="T2">Opens file; accesses records</text:span></text:p>
                      </text:list-item>
                    </text:list>
                  </text:list-item>
                  <text:list-item>
                    <text:p>record</text:p>
                    <text:list>
                      <text:list-item>
                        <text:p><text:span text:style-name="T2">Accesses individual events; handles decompression</text:span></text:p>
                      </text:list-item>
                    </text:list>
                  </text:list-item>
                  <text:list-item>
                    <text:p>event</text:p>
                    <text:list>
                      <text:list-item>
                        <text:p><text:span text:style-name="T2">Accesses bank data; returns either c++ vector of floats or ints for each group </text:span><text:span text:style-name="T2">and item as reques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quires external liblz4 for reading compressed files</text:span></text:p>
              </text:list-item>
              <text:list-item>
                <text:p><text:span text:style-name="T1">Does not require additional COATJAVA/CLARA dependencies to r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THipo Brief Summ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OT wrapper for hipo/libcpp</text:p>
              </text:list-item>
              <text:list-item>
                <text:p>THipo.h and THipo.C contain 4 classes</text:p>
              </text:list-item>
              <text:list-item>
                <text:p>THipoBankParser configures banks from hipo file dictionary (new from hipo.3)</text:p>
              </text:list-item>
              <text:list-item>
                <text:p>THipoBank class interfaces between hipo::event and ROOT tree branch</text:p>
              </text:list-item>
              <text:list-item>
                <text:p>THipoItem iterates over and returns value for item in event bank </text:p>
              </text:list-item>
              <text:list-item>
                <text:p>THipo interacts with hipo::reader and hipo::record and handles event ite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sic" presentation:presentation-page-layout-name="AL2T0">
        <office:forms form:automatic-focus="false" form:apply-design-mode="false"/>
        <draw:frame presentation:style-name="pr4" draw:layer="layout" svg:width="25.199cm" svg:height="3.506cm" svg:x="1.4cm" svg:y="0.5cm" presentation:class="title" presentation:user-transformed="true">
          <draw:text-box>
            <text:p>hipo2root</text:p>
          </draw:text-box>
        </draw:frame>
        <draw:frame draw:style-name="gr7" draw:text-style-name="P7" draw:layer="layout" svg:width="0.68cm" svg:height="0.962cm" svg:x="1.6cm" svg:y="5.4cm">
          <draw:text-box>
            <text:p><text:s/></text:p>
          </draw:text-box>
        </draw:frame>
        <draw:frame draw:style-name="gr8" draw:text-style-name="P8" draw:layer="layout" svg:width="27.934cm" svg:height="15.963cm" svg:x="0.266cm" svg:y="4.364cm">
          <draw:text-box>
            <text:p><text:span text:style-name="T7">#Convert all banks defined in hipo file dictionary </text:span></text:p>
            <text:p><text:span text:style-name="T7"><text:tab/></text:span></text:p>
            <text:p><text:span text:style-name="T7"><text:tab/></text:span><text:span text:style-name="T8">allhipo2root file1.hipo file2.hipo …</text:span></text:p>
            <text:p><text:span text:style-name="T9"/></text:p>
            <text:p><text:span text:style-name="T9">OR using directories</text:span></text:p>
            <text:p><text:span text:style-name="T8">allhipo2root --in=/in/directory --out=/out/directory </text:span></text:p>
            <text:p><text:span text:style-name="T7"/></text:p>
            <text:p><text:span text:style-name="T7">#Convert only selected banks(groups) or items</text:span></text:p>
            <text:p><text:span text:style-name="T7">#for example via <text:s text:c="2"/></text:span><text:span text:style-name="T10">Hipo.ConfigBank("REC::Particle");</text:span><text:span text:style-name="T7"> </text:span><text:span text:style-name="T7"><text:tab/></text:span></text:p>
            <text:p><text:span text:style-name="T7"><text:tab/></text:span><text:span text:style-name="T8">hipo2root $RHIPO/ConvertSomeBanks.C file1.hipo …</text:span></text:p>
            <text:p><text:span text:style-name="T9">OR</text:span></text:p>
            <text:p><text:span text:style-name="T8">hipo2root $RHIPO/ConvertSomeBanks.C --in=/in/directory</text:span></text:p>
            <text:p><text:span text:style-name="T8"/></text:p>
            <text:p><text:span text:style-name="T11">*Users can supply their own configuration macro instead of $RHIPO/ConvertSomeBanks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sic" presentation:presentation-page-layout-name="AL1T1">
        <office:forms form:automatic-focus="false" form:apply-design-mode="false"/>
        <draw:frame presentation:style-name="pr6" draw:layer="layout" svg:width="25.2cm" svg:height="1.81cm" svg:x="1.4cm" svg:y="0.837cm" presentation:class="title" presentation:user-transformed="true">
          <draw:text-box>
            <text:p>Hipo in ROOT</text:p>
          </draw:text-box>
        </draw:frame>
        <draw:frame presentation:style-name="pr2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Access data via THipoItem class</text:p>
                <text:list>
                  <text:list-item>
                    <text:p>Handles the event vector for each item 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30.2cm" svg:height="16.945cm" svg:x="0.4cm" svg:y="6.6cm">
          <draw:text-box>
            <text:p><text:span text:style-name="T7"><text:s text:c="2"/></text:span><text:span text:style-name="T12">//Get the necessary items from Particle Bank</text:span></text:p>
            <text:p><text:span text:style-name="T13"><text:s text:c="2"/></text:span><text:span text:style-name="T13">THipoBank* bank1=Hipo.GetBank(</text:span><text:span text:style-name="T14">"REC::Particle"</text:span><text:span text:style-name="T13">);</text:span></text:p>
            <text:p><text:span text:style-name="T13"><text:s text:c="2"/></text:span><text:span text:style-name="T13">THipoItem *</text:span><text:span text:style-name="T15">px</text:span><text:span text:style-name="T13">=bank1-&gt;GetItem(</text:span><text:span text:style-name="T14">"px"</text:span><text:span text:style-name="T13">);</text:span></text:p>
            <text:p><text:span text:style-name="T13"><text:s text:c="2"/></text:span><text:span text:style-name="T13">THipoItem *</text:span><text:span text:style-name="T15">py</text:span><text:span text:style-name="T13">=bank1-&gt;GetItem(</text:span><text:span text:style-name="T14">"py"</text:span><text:span text:style-name="T13">);</text:span></text:p>
            <text:p><text:span text:style-name="T13"><text:s text:c="2"/></text:span><text:span text:style-name="T13">THipoItem *</text:span><text:span text:style-name="T15">pz</text:span><text:span text:style-name="T13">=bank1-&gt;GetItem(</text:span><text:span text:style-name="T14">"pz"</text:span><text:span text:style-name="T13">);</text:span></text:p>
            <text:p><text:span text:style-name="T13"><text:s text:c="2"/></text:span><text:span text:style-name="T13">... <text:s text:c="3"/></text:span></text:p>
            <text:p><text:span text:style-name="T13"><text:s text:c="2"/></text:span><text:span text:style-name="T13">while(Hipo.NextEvent()){ </text:span><text:span text:style-name="T12">//events</text:span></text:p>
            <text:p><text:span text:style-name="T13"><text:s text:c="4"/></text:span><text:span text:style-name="T13">while(bank1-&gt;NextEntry()){ </text:span><text:span text:style-name="T12">//particles</text:span></text:p>
            <text:p><text:span text:style-name="T13"><text:tab/></text:span><text:span text:style-name="T13"> <text:s text:c="2"/></text:span><text:span text:style-name="T13">part.SetXYZM(</text:span><text:span text:style-name="T15">px-&gt;Val(),py-&gt;Val(),pz-&gt;Val(),mass-&gt;Val()</text:span><text:span text:style-name="T13">);</text:span></text:p>
            <text:p><text:span text:style-name="T13"><text:tab/></text:span><text:span text:style-name="T13"> <text:s text:c="2"/></text:span><text:span text:style-name="T13">vert.SetXYZ(</text:span><text:span text:style-name="T15">vx-&gt;Val(),vy-&gt;Val(),vz-&gt;Val()</text:span><text:span text:style-name="T13">);</text:span></text:p>
            <text:p><text:span text:style-name="T13"><text:tab/></text:span><text:span text:style-name="T13"> <text:s text:c="2"/></text:span><text:span text:style-name="T12">//Search Rec::Detector bank for associated pindex</text:span></text:p>
            <text:p><text:span text:style-name="T13"><text:tab/></text:span><text:span text:style-name="T13"> <text:s text:c="2"/></text:span><text:span text:style-name="T13">while(</text:span><text:span text:style-name="T15">d_pindex</text:span><text:span text:style-name="T13">-&gt;FindEntry(bank1-&gt;GetEntry())){</text:span></text:p>
            <text:p><text:span text:style-name="T13"><text:tab/></text:span><text:span text:style-name="T13"> <text:s text:c="5"/></text:span><text:span text:style-name="T13">//Do something if find a particular detector</text:span></text:p>
            <text:p><text:span text:style-name="T13"><text:tab/></text:span><text:span text:style-name="T13"> <text:s text:c="5"/></text:span><text:span text:style-name="T13">if(</text:span><text:span text:style-name="T15">d_det-&gt;Val()</text:span><text:span text:style-name="T13">==1){</text:span></text:p>
            <text:p><text:span text:style-name="T13"><text:tab/></text:span><text:span text:style-name="T13"> <text:s text:c="8"/></text:span><text:span text:style-name="T13">part_time=</text:span><text:span text:style-name="T15">d_time-&gt;Val()</text:span><text:span text:style-name="T13">;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Liberation Sans1" svg:font-family="'Liberation Sans'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sic-background" style:family="presentation">
      <style:graphic-properties draw:stroke="none" draw:fill="none"/>
      <style:text-properties style:letter-kerning="true"/>
    </style:style>
    <style:style style:name="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-outline1" style:family="presentation">
      <style:graphic-properties draw:stroke="none" draw:fill="none" draw:auto-grow-height="false" draw:fit-to-size="shrink-to-fit">
        <text:list-style style:name="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outline2" style:family="presentation" style:parent-style-name="Basic-outline1">
      <style:paragraph-properties fo:margin-left="0cm" fo:margin-right="0cm" fo:margin-top="0.4cm" fo:margin-bottom="0cm" fo:text-indent="0cm"/>
      <style:text-properties fo:color="#5e2750" fo:font-size="28pt" style:font-size-asian="28pt" style:font-size-complex="28pt"/>
    </style:style>
    <style:style style:name="Basic-outline3" style:family="presentation" style:parent-style-name="Basi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asic-outline4" style:family="presentation" style:parent-style-name="Basi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asic-outline5" style:family="presentation" style:parent-style-name="Basi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6" style:family="presentation" style:parent-style-name="Basi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7" style:family="presentation" style:parent-style-name="Basi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8" style:family="presentation" style:parent-style-name="Basi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9" style:family="presentation" style:parent-style-name="Basi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subtitle" style:family="presentation">
      <style:graphic-properties draw:stroke="none" draw:fill="none" draw:textarea-vertical-align="middle">
        <text:list-style style:name="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5e2750" style:text-outline="false" style:text-line-through-style="none" style:text-line-through-type="none" style:font-name="Courier 10 Pitch5" fo:font-family="'Courier 10 Pitch'" style:font-style-name="Regular" style:font-pitch="fixed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title" style:family="presentation">
      <style:graphic-properties draw:stroke="none" draw:fill="solid" draw:fill-color="#729fcf" draw:opacity="50%" draw:fill-image-width="0cm" draw:fill-image-height="0cm" draw:textarea-vertical-align="middle">
        <text:list-style style:name="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ourier 10 Pitch5" fo:font-family="'Courier 10 Pitch'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ic1-background" style:family="presentation">
      <style:graphic-properties draw:stroke="none" draw:fill="none"/>
      <style:text-properties style:letter-kerning="true"/>
    </style:style>
    <style:style style:name="Basic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1-outline1" style:family="presentation">
      <style:graphic-properties draw:stroke="none" draw:fill="none" draw:auto-grow-height="false" draw:fit-to-size="shrink-to-fit">
        <text:list-style style:name="Basic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outline2" style:family="presentation" style:parent-style-name="Basic1-outline1">
      <style:paragraph-properties fo:margin-top="0.4cm" fo:margin-bottom="0cm"/>
      <style:text-properties fo:font-size="28pt" style:font-size-asian="28pt" style:font-size-complex="28pt"/>
    </style:style>
    <style:style style:name="Basic1-outline3" style:family="presentation" style:parent-style-name="Basic1-outline2">
      <style:paragraph-properties fo:margin-top="0.3cm" fo:margin-bottom="0cm"/>
      <style:text-properties fo:font-size="24pt" style:font-size-asian="24pt" style:font-size-complex="24pt"/>
    </style:style>
    <style:style style:name="Basic1-outline4" style:family="presentation" style:parent-style-name="Basic1-outline3">
      <style:paragraph-properties fo:margin-top="0.2cm" fo:margin-bottom="0cm"/>
      <style:text-properties fo:font-size="20pt" style:font-size-asian="20pt" style:font-size-complex="20pt"/>
    </style:style>
    <style:style style:name="Basic1-outline5" style:family="presentation" style:parent-style-name="Basic1-outline4">
      <style:paragraph-properties fo:margin-top="0.1cm" fo:margin-bottom="0cm"/>
      <style:text-properties fo:font-size="20pt" style:font-size-asian="20pt" style:font-size-complex="20pt"/>
    </style:style>
    <style:style style:name="Basic1-outline6" style:family="presentation" style:parent-style-name="Basic1-outline5">
      <style:paragraph-properties fo:margin-top="0.1cm" fo:margin-bottom="0cm"/>
      <style:text-properties fo:font-size="20pt" style:font-size-asian="20pt" style:font-size-complex="20pt"/>
    </style:style>
    <style:style style:name="Basic1-outline7" style:family="presentation" style:parent-style-name="Basic1-outline6">
      <style:paragraph-properties fo:margin-top="0.1cm" fo:margin-bottom="0cm"/>
      <style:text-properties fo:font-size="20pt" style:font-size-asian="20pt" style:font-size-complex="20pt"/>
    </style:style>
    <style:style style:name="Basic1-outline8" style:family="presentation" style:parent-style-name="Basic1-outline7">
      <style:paragraph-properties fo:margin-top="0.1cm" fo:margin-bottom="0cm"/>
      <style:text-properties fo:font-size="20pt" style:font-size-asian="20pt" style:font-size-complex="20pt"/>
    </style:style>
    <style:style style:name="Basic1-outline9" style:family="presentation" style:parent-style-name="Basic1-outline8">
      <style:paragraph-properties fo:margin-top="0.1cm" fo:margin-bottom="0cm"/>
      <style:text-properties fo:font-size="20pt" style:font-size-asian="20pt" style:font-size-complex="20pt"/>
    </style:style>
    <style:style style:name="Basic1-subtitle" style:family="presentation">
      <style:graphic-properties draw:stroke="none" draw:fill="none" draw:textarea-vertical-align="middle">
        <text:list-style style:name="Basic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title" style:family="presentation">
      <style:graphic-properties draw:stroke="none" draw:fill="none" draw:textarea-vertical-align="middle">
        <text:list-style style:name="Basic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ic-title">
      <style:graphic-properties draw:auto-grow-height="false" fo:min-height="3.507cm"/>
    </style:style>
    <style:style style:name="Mpr2" style:family="presentation" style:parent-style-name="Basic-outline1">
      <style:graphic-properties fo:min-height="12.18cm"/>
    </style:style>
    <style:style style:name="Mpr3" style:family="presentation" style:parent-style-name="Bas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ic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ic1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ic1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ic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ic" style:page-layout-name="PM1" draw:style-name="Mdp1">
      <draw:frame presentation:style-name="Mpr1" draw:layer="backgroundobjects" svg:width="25.2cm" svg:height="1.81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sic-title" draw:layer="backgroundobjects" svg:width="14.848cm" svg:height="11.136cm" svg:x="3.075cm" svg:y="2.257cm" presentation:class="page"/>
        <draw:frame presentation:style-name="Basic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ic1" style:page-layout-name="PM1" draw:style-name="Mdp1">
      <draw:frame presentation:style-name="Basic1-title" draw:layer="backgroundobjects" svg:width="25.199cm" svg:height="3.506cm" svg:x="1.4cm" svg:y="0.837cm" presentation:class="title" presentation:placeholder="true">
        <draw:text-box/>
      </draw:frame>
      <draw:frame presentation:style-name="Basic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sic1-title" draw:layer="backgroundobjects" svg:width="0.001cm" svg:height="0.001cm" svg:x="0cm" svg:y="2.257cm" presentation:class="page"/>
        <draw:frame presentation:style-name="Basic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09:49:10.322405161</meta:creation-date>
    <meta:editing-duration>P2DT15H44M38S</meta:editing-duration>
    <meta:editing-cycles>24</meta:editing-cycles>
    <meta:generator>LibreOffice/5.1.6.2$Linux_X86_64 LibreOffice_project/10m0$Build-2</meta:generator>
    <dc:title>Basic</dc:title>
    <dc:date>2017-12-15T14:40:33.296347945</dc:date>
    <meta:document-statistic meta:object-count="64"/>
  </office:meta>
</office:document-meta>
</file>